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b2b2b2" draw:marker-start-width="0.049cm" draw:marker-end-width="0.04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1cm" svg:stroke-color="#b2b2b2" draw:marker-start-width="0.124cm" draw:marker-end-width="0.124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84cm"/>
    </style:style>
    <style:style style:name="gr5" style:family="graphic" style:parent-style-name="standard">
      <style:graphic-properties draw:stroke="none" svg:stroke-color="#000000" draw:fill="none" draw:fill-color="#ffffff" fo:min-height="0.953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22pt" fo:font-style="italic" style:font-size-asian="22pt" style:font-style-asian="italic" style:font-size-complex="22pt" style:font-style-complex="italic"/>
    </style:style>
    <style:style style:name="T1" style:family="text">
      <style:text-properties style:font-name="Liberation Serif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83cm" svg:y1="14.942cm" svg:x2="11.28cm" svg:y2="11.492cm">
            <text:p/>
          </draw:line>
          <draw:line draw:style-name="gr1" draw:text-style-name="P1" draw:layer="layout" svg:x1="8.98cm" svg:y1="14.942cm" svg:x2="12.43cm" svg:y2="11.492cm">
            <text:p/>
          </draw:line>
          <draw:line draw:style-name="gr1" draw:text-style-name="P1" draw:layer="layout" svg:x1="8.98cm" svg:y1="15.997cm" svg:x2="12.43cm" svg:y2="12.547cm">
            <text:p/>
          </draw:line>
          <draw:line draw:style-name="gr2" draw:text-style-name="P1" draw:layer="layout" svg:x1="7.83cm" svg:y1="14.892cm" svg:x2="8.98cm" svg:y2="14.892cm">
            <text:p/>
          </draw:line>
          <draw:line draw:style-name="gr2" draw:text-style-name="P1" draw:layer="layout" svg:x1="8.98cm" svg:y1="14.892cm" svg:x2="8.98cm" svg:y2="16.042cm">
            <text:p/>
          </draw:line>
          <draw:line draw:style-name="gr2" draw:text-style-name="P1" draw:layer="layout" svg:x1="7.83cm" svg:y1="14.892cm" svg:x2="7.83cm" svg:y2="16.042cm">
            <text:p/>
          </draw:line>
          <draw:line draw:style-name="gr2" draw:text-style-name="P1" draw:layer="layout" svg:x1="7.83cm" svg:y1="16.042cm" svg:x2="8.98cm" svg:y2="16.042cm">
            <text:p/>
          </draw:line>
          <draw:line draw:style-name="gr2" draw:text-style-name="P1" draw:layer="layout" svg:x1="11.226cm" svg:y1="11.497cm" svg:x2="12.376cm" svg:y2="11.497cm">
            <text:p/>
          </draw:line>
          <draw:line draw:style-name="gr2" draw:text-style-name="P1" draw:layer="layout" svg:x1="12.375cm" svg:y1="11.497cm" svg:x2="12.375cm" svg:y2="12.647cm">
            <text:p/>
          </draw:line>
          <draw:line draw:style-name="gr2" draw:text-style-name="P1" draw:layer="layout" svg:x1="9.659cm" svg:y1="14.213cm" svg:x2="9.659cm" svg:y2="15.363cm">
            <text:p/>
          </draw:line>
          <draw:line draw:style-name="gr2" draw:text-style-name="P1" draw:layer="layout" svg:x1="8.98cm" svg:y1="14.892cm" svg:x2="8.98cm" svg:y2="16.042cm">
            <text:p/>
          </draw:line>
          <draw:line draw:style-name="gr2" draw:text-style-name="P1" draw:layer="layout" svg:x1="10.338cm" svg:y1="13.534cm" svg:x2="10.338cm" svg:y2="14.684cm">
            <text:p/>
          </draw:line>
          <draw:line draw:style-name="gr2" draw:text-style-name="P1" draw:layer="layout" svg:x1="8.98cm" svg:y1="14.892cm" svg:x2="8.98cm" svg:y2="16.042cm">
            <text:p/>
          </draw:line>
          <draw:line draw:style-name="gr2" draw:text-style-name="P1" draw:layer="layout" svg:x1="11.017cm" svg:y1="12.855cm" svg:x2="11.017cm" svg:y2="14.005cm">
            <text:p/>
          </draw:line>
          <draw:line draw:style-name="gr2" draw:text-style-name="P1" draw:layer="layout" svg:x1="11.696cm" svg:y1="12.176cm" svg:x2="11.696cm" svg:y2="13.326cm">
            <text:p/>
          </draw:line>
          <draw:line draw:style-name="gr2" draw:text-style-name="P1" draw:layer="layout" svg:x1="8.509cm" svg:y1="14.213cm" svg:x2="9.659cm" svg:y2="14.213cm">
            <text:p/>
          </draw:line>
          <draw:line draw:style-name="gr2" draw:text-style-name="P1" draw:layer="layout" svg:x1="9.188cm" svg:y1="13.534cm" svg:x2="10.338cm" svg:y2="13.534cm">
            <text:p/>
          </draw:line>
          <draw:line draw:style-name="gr2" draw:text-style-name="P1" draw:layer="layout" svg:x1="9.867cm" svg:y1="12.855cm" svg:x2="11.017cm" svg:y2="12.855cm">
            <text:p/>
          </draw:line>
          <draw:line draw:style-name="gr2" draw:text-style-name="P1" draw:layer="layout" svg:x1="9.188cm" svg:y1="13.534cm" svg:x2="10.338cm" svg:y2="13.534cm">
            <text:p/>
          </draw:line>
          <draw:line draw:style-name="gr2" draw:text-style-name="P1" draw:layer="layout" svg:x1="10.546cm" svg:y1="12.176cm" svg:x2="11.696cm" svg:y2="12.176cm">
            <text:p/>
          </draw:line>
        </draw:g>
        <draw:line draw:style-name="gr3" draw:text-style-name="P1" draw:layer="layout" svg:x1="8.62cm" svg:y1="12.43cm" svg:x2="8.62cm" svg:y2="14.716cm">
          <text:p/>
        </draw:line>
        <draw:line draw:style-name="gr3" draw:text-style-name="P1" draw:layer="layout" svg:x1="9.52cm" svg:y1="11.63cm" svg:x2="9.52cm" svg:y2="13.916cm">
          <text:p/>
        </draw:line>
        <draw:line draw:style-name="gr3" draw:text-style-name="P1" draw:layer="layout" svg:x1="10.32cm" svg:y1="10.93cm" svg:x2="10.32cm" svg:y2="13.216cm">
          <text:p/>
        </draw:line>
        <draw:line draw:style-name="gr3" draw:text-style-name="P1" draw:layer="layout" svg:x1="11.02cm" svg:y1="10.23cm" svg:x2="11.02cm" svg:y2="12.516cm">
          <text:p/>
        </draw:line>
        <draw:line draw:style-name="gr3" draw:text-style-name="P1" draw:layer="layout" svg:x1="11.72cm" svg:y1="9.53cm" svg:x2="11.72cm" svg:y2="11.816cm">
          <text:p/>
        </draw:line>
        <draw:line draw:style-name="gr3" draw:text-style-name="P1" draw:layer="layout" svg:x1="11.02cm" svg:y1="10.23cm" svg:x2="11.02cm" svg:y2="12.516cm">
          <text:p/>
        </draw:line>
        <draw:line draw:style-name="gr3" draw:text-style-name="P1" draw:layer="layout" svg:x1="11.155cm" svg:y1="17.697cm" svg:x2="12.933cm" svg:y2="15.919cm">
          <text:p/>
        </draw:line>
        <draw:line draw:style-name="gr3" draw:text-style-name="P1" draw:layer="layout" svg:x1="11.155cm" svg:y1="17.697cm" svg:x2="7.853cm" svg:y2="17.697cm">
          <text:p/>
        </draw:line>
        <draw:line draw:style-name="gr3" draw:text-style-name="P1" draw:layer="layout" svg:x1="11.155cm" svg:y1="17.697cm" svg:x2="11.155cm" svg:y2="15.157cm">
          <text:p/>
        </draw:line>
        <draw:frame draw:style-name="gr4" draw:text-style-name="P2" draw:layer="layout" svg:width="0.81cm" svg:height="1.534cm" svg:x="12.647cm" svg:y="16.111cm">
          <draw:text-box>
            <text:p><text:span text:style-name="T1">x</text:span></text:p>
          </draw:text-box>
        </draw:frame>
        <draw:frame draw:style-name="gr5" draw:text-style-name="P2" draw:layer="layout" svg:width="0.965cm" svg:height="1.203cm" svg:x="7.434cm" svg:y="17.651cm">
          <draw:text-box>
            <text:p><text:span text:style-name="T1">y</text:span></text:p>
          </draw:text-box>
        </draw:frame>
        <draw:frame draw:style-name="gr6" draw:text-style-name="P2" draw:layer="layout" svg:width="1.016cm" svg:height="1.979cm" svg:x="11.355cm" svg:y="14.341cm">
          <draw:text-box>
            <text:p><text:span text:style-name="T1">Z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</meta:initial-creator>
    <meta:creation-date>2015-09-13T21:12:46.539111210</meta:creation-date>
    <dc:date>2015-09-13T21:40:16.480587285</dc:date>
    <dc:creator>Ashwin </dc:creator>
    <meta:editing-duration>PT15S</meta:editing-duration>
    <meta:editing-cycles>3</meta:editing-cycles>
    <meta:generator>LibreOffice/4.2.8.2$Linux_X86_64 LibreOffice_project/420m0$Build-2</meta:generator>
    <meta:document-statistic meta:object-count="33"/>
  </office:meta>
</office:document-meta>
</file>